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fo:font-style="itali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fo:font-style="itali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fo:margin-bottom="10.00pt"/>
    </style:style>
    <style:style style:name="P7" style:family="paragraph">
      <style:paragraph-properties fo:line-height="100.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10.00pt"/>
    </style:style>
    <style:style style:name="P9" style:family="paragraph">
      <style:paragraph-properties fo:line-height="100.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bottom="10.00pt"/>
    </style:style>
    <style:style style:name="P13" style:family="paragraph">
      <style:paragraph-properties fo:line-height="100.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00.00%" fo:text-align="left" fo:margin-bottom="10.00pt"/>
    </style:style>
    <style:style style:name="P15" style:family="paragraph">
      <style:paragraph-properties fo:line-height="100.00%" fo:text-align="left" fo:margin-bottom="1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office:automatic-styles>
  <office:body>
    <office:text>
      <text:p text:style-name="P1"><text:span text:style-name="T1">ALLOCATORS</text:span><text:span text:style-name="T2"/></text:p>
      <text:p text:style-name="P2"><text:span text:style-name="T2"/></text:p>
      <text:p text:style-name="P2"><text:span text:style-name="T2">Because every program has different needs, we have a variety of allocators we can use in order to improve our performance. Custom allocators share some features:</text:span></text:p>
      <text:list text:style-name="L3">
        <text:list-item>
          <text:p text:style-name="P3"><text:span text:style-name="T2">Low number of mallocs: We malloc big chunks of memory and then manage this chunk internally to provide smaller allocations.</text:span></text:p>
        </text:list-item>
        <text:list-item>
          <text:p text:style-name="P3"><text:span text:style-name="T2">Data structures: Different allocators may have different types of containers, depending on which we close we can speed up our operations.</text:span></text:p>
        </text:list-item>
        <text:list-item>
          <text:p text:style-name="P3"><text:span text:style-name="T2">Constraints: Some allocators are very specific and may have a limited amount of different operations they can do. This might allow us to increase our performance significantly but only in certain cases.</text:span></text:p>
        </text:list-item>
      </text:list>
      <text:p text:style-name="P4"><text:span text:style-name="T2"/></text:p>
      <text:p text:style-name="P4"><text:span text:style-name="T3">LINEAR ALLOCATOR</text:span><text:span text:style-name="T4"/></text:p>
      <text:p text:style-name="P4"><text:span text:style-name="T4">We keep a pointer to the first memory address and move it every time an allocation is done. We keep internal fragmentation to a minimum as all eleents are sequentially inserted (the only fragmentation is the alignment).</text:span></text:p>
      <text:p text:style-name="P4"><text:span text:style-name="T5">DATA STRUCTURE</text:span></text:p>
      <text:p text:style-name="P4"><text:span text:style-name="T6">This allocator only requires a pointer (or offset) to tell us the position of the last allocation.</text:span></text:p>
      <text:p text:style-name="P5"><draw:frame text:anchor-type="as-char" svg:width="118.53mm" svg:height="39.58mm" style:rel-width="scale" style:rel-height="scale"><draw:object-ole xlink:href="OleObj1"/><draw:image xlink:href="ObjectReplacements/OleObj1"/></draw:frame><text:span text:style-name="T6"><text:s/></text:span></text:p>
      <text:p text:style-name="P5"><text:span text:style-name="T7">Complexity: O(1)</text:span><text:span text:style-name="T8"/></text:p>
      <text:p text:style-name="P5"><text:span text:style-name="T8"/></text:p>
      <text:p text:style-name="P5"><text:span text:style-name="T9">ALLOCATE</text:span><text:span text:style-name="T10"/></text:p>
      <text:p text:style-name="P5"><text:span text:style-name="T10">Move the pointer forward.</text:span></text:p>
      <text:p text:style-name="P5"><draw:frame text:anchor-type="as-char" svg:width="121.07mm" svg:height="46.36mm" style:rel-width="scale" style:rel-height="scale"><draw:object-ole xlink:href="OleObj2"/><draw:image xlink:href="ObjectReplacements/OleObj2"/></draw:frame><text:span text:style-name="T10"/></text:p>
      <text:p text:style-name="P5"><text:span text:style-name="T11">Complexity: O(1)</text:span><text:span text:style-name="T12"/></text:p>
      <text:p text:style-name="P5"><text:span text:style-name="T12"/></text:p>
      <text:p text:style-name="P5"><text:span text:style-name="T13">FREE</text:span><text:span text:style-name="T14"/></text:p>
      <text:p text:style-name="P5"><text:span text:style-name="T14">Allocator does'nt allow specific positions of memory to be freed. It is all freed together.</text:span></text:p>
      <text:p text:style-name="P5"><text:span text:style-name="T14"/></text:p>
      <text:p text:style-name="P5"><text:span text:style-name="T15">STACK ALLOCATOR</text:span></text:p>
      <text:p text:style-name="P5"><text:span text:style-name="T16">The idea is to manage memory as a stack. We keep a pointer to the current memory address and move it forward for every allocation. However, we move it backwards when a free operation is done.</text:span></text:p>
      <text:p text:style-name="P5"><text:span text:style-name="T17">DATA STRUCTURE</text:span></text:p>
      <text:p text:style-name="P5"><text:span text:style-name="T18">We need a pointer to keep track of the last allocation. To free memory, we also need to store a header for each allocation that tells us the size of the allocated block.</text:span></text:p>
      <text:p text:style-name="P5"><draw:frame text:anchor-type="as-char" svg:width="120.86mm" svg:height="36.20mm" style:rel-width="scale" style:rel-height="scale"><draw:object-ole xlink:href="OleObj3"/><draw:image xlink:href="ObjectReplacements/OleObj3"/></draw:frame><text:span text:style-name="T18"/></text:p>
      <text:p text:style-name="P5"><text:span text:style-name="T18">Complexity: O(N*H) -&gt; O(N) where H is the header size and N number of allocations</text:span></text:p>
      <text:p text:style-name="P5"><text:span text:style-name="T18"/></text:p>
      <text:p text:style-name="P5"><text:span text:style-name="T19">ALLOCATE:</text:span></text:p>
      <text:p text:style-name="P5"><text:span text:style-name="T20">Move the pointer forward and add a header right before the memory block to indicate the size.</text:span></text:p>
      <text:p text:style-name="P5"><draw:frame text:anchor-type="as-char" svg:width="119.38mm" svg:height="46.78mm" style:rel-width="scale" style:rel-height="scale"><draw:object-ole xlink:href="OleObj4"/><draw:image xlink:href="ObjectReplacements/OleObj4"/></draw:frame><text:span text:style-name="T20"/></text:p>
      <text:p text:style-name="P5"><text:span text:style-name="T21">Complexity: O(1)</text:span><text:span text:style-name="T22"/></text:p>
      <text:p text:style-name="P5"><text:span text:style-name="T22"/></text:p>
      <text:p text:style-name="P5"><text:span text:style-name="T23">FREE</text:span></text:p>
      <text:p text:style-name="P5"><text:span text:style-name="T24">Read the block size from header and move pointer backwards that amount.</text:span></text:p>
      <text:p text:style-name="P5"><draw:frame text:anchor-type="as-char" svg:width="116.84mm" svg:height="48.05mm" style:rel-width="scale" style:rel-height="scale"><draw:object-ole xlink:href="OleObj5"/><draw:image xlink:href="ObjectReplacements/OleObj5"/></draw:frame><text:span text:style-name="T24"/></text:p>
      <text:p text:style-name="P5"><text:span text:style-name="T25">Complexity: O(1)</text:span><text:span text:style-name="T26"/></text:p>
      <text:p text:style-name="P5"><text:span text:style-name="T26"/></text:p>
      <text:p text:style-name="P5"><text:span text:style-name="T27">POOL ALLOCATOR</text:span></text:p>
      <text:p text:style-name="P5"><text:span text:style-name="T28">Splits the big memory chunk in smaller chunks of same size and keeps track of which are free. When we want to allocate memory, we return the free chunk size. When we free, we store the chunk information to be used for the next allocation. </text:span></text:p>
      <text:p text:style-name="P5"><draw:frame text:anchor-type="as-char" svg:width="114.51mm" svg:height="31.12mm" style:rel-width="scale" style:rel-height="scale"><draw:object-ole xlink:href="OleObj6"/><draw:image xlink:href="ObjectReplacements/OleObj6"/></draw:frame><text:span text:style-name="T28"/></text:p>
      <text:p text:style-name="P5"><text:span text:style-name="T29">DATA STRUCTURE</text:span></text:p>
      <text:p text:style-name="P5"><text:span text:style-name="T30">We use a linked list that links the address of each free memory block.</text:span></text:p>
      <text:p text:style-name="P5"><draw:frame text:anchor-type="as-char" svg:width="112.40mm" svg:height="41.49mm" style:rel-width="scale" style:rel-height="scale"><draw:object-ole xlink:href="OleObj7"/><draw:image xlink:href="ObjectReplacements/OleObj7"/></draw:frame><text:span text:style-name="T30"/></text:p>
      <text:p text:style-name="P5"><text:span text:style-name="T30">The linked list is stored in the same free blocks. However, this creates a constraint: the data chunks must be at least as big as our nodes in the linked list.</text:span></text:p>
      <text:p text:style-name="P5"><draw:frame text:anchor-type="as-char" svg:width="110.49mm" svg:height="24.34mm" style:rel-width="scale" style:rel-height="scale"><draw:object-ole xlink:href="OleObj8"/><draw:image xlink:href="ObjectReplacements/OleObj8"/></draw:frame><text:span text:style-name="T30"/></text:p>
      <text:p text:style-name="P5"><text:span text:style-name="T31">Complexity: O(1)</text:span><text:span text:style-name="T32"/></text:p>
      <text:p text:style-name="P5"><text:span text:style-name="T32"/></text:p>
      <text:p text:style-name="P5"><text:span text:style-name="T33">ALLOCATE</text:span><text:span text:style-name="T34"/></text:p>
      <text:p text:style-name="P5"><text:span text:style-name="T34">Pop the first free block of the linked list.</text:span></text:p>
      <text:p text:style-name="P5"><draw:frame text:anchor-type="as-char" svg:width="117.26mm" svg:height="31.96mm" style:rel-width="scale" style:rel-height="scale"><draw:object-ole xlink:href="OleObj9"/><draw:image xlink:href="ObjectReplacements/OleObj9"/></draw:frame><text:span text:style-name="T34"/></text:p>
      <text:p text:style-name="P5"><draw:frame text:anchor-type="as-char" svg:width="114.94mm" svg:height="27.52mm" style:rel-width="scale" style:rel-height="scale"><draw:object-ole xlink:href="OleObj10"/><draw:image xlink:href="ObjectReplacements/OleObj10"/></draw:frame><text:span text:style-name="T34"/></text:p>
      <text:p text:style-name="P5"><text:span text:style-name="T35">Complexity: O(1)</text:span><text:span text:style-name="T36"/></text:p>
      <text:p text:style-name="P5"><text:span text:style-name="T36"/></text:p>
      <text:p text:style-name="P5"><text:span text:style-name="T37">FREE</text:span></text:p>
      <text:p text:style-name="P5"><text:span text:style-name="T38">Push the freed element as the first element in the linekd list. </text:span></text:p>
      <text:p text:style-name="P5"><text:span text:style-name="T39">Complexity: O(1)</text:span><text:span text:style-name="T40"/></text:p>
      <text:p text:style-name="P5"><text:span text:style-name="T40"/></text:p>
      <text:p text:style-name="P5"><text:span text:style-name="T41">FREE LIST ALLOCATOR</text:span><text:span text:style-name="T42"/></text:p>
      <text:p text:style-name="P5"><text:span text:style-name="T42">Allows allocations and deallocations to be done in any order. However, performance isn't as good as the other allocators. This allocator can be implemented with either a linked list or a red black tree.</text:span></text:p>
      <text:p text:style-name="P5"><text:span text:style-name="T43">LINKED LIST DATA STRUCTURE</text:span><text:span text:style-name="T44"/></text:p>
      <text:p text:style-name="P5"><text:span text:style-name="T44">In a sorted manner, we store the start address of each free contiguous block in memory and its size. When an allocation is requested, the entire linked list is searched for a block where the data can fit. We then remove the element from the linked list and place an allocation header right before the data. On deallocating, we get back the allocation header to know the size of the block that we are going to free. Once freed, we insert it into the sorted linked list and attempt to merge contiguous memory blocks together creating bigger blocks.</text:span></text:p>
      <text:p text:style-name="P5"><draw:frame text:anchor-type="as-char" svg:width="120.65mm" svg:height="29.85mm" style:rel-width="scale" style:rel-height="scale"><draw:object-ole xlink:href="OleObj11"/><draw:image xlink:href="ObjectReplacements/OleObj11"/></draw:frame><text:span text:style-name="T44"/></text:p>
      <text:p text:style-name="P5"><text:span text:style-name="T44">Complexity: O(NHF + MHA) -&gt; O(M) where N is the number of free blocks, HF is the size of the header of free blocks, M the number of allocated blocks and HA the size of the header of allocated blocks.</text:span></text:p>
      <text:p text:style-name="P5"><text:span text:style-name="T44"/></text:p>
      <text:p text:style-name="P5"><text:span text:style-name="T45">LINKED LIST ALLOCATE</text:span></text:p>
      <text:p text:style-name="P5"><text:span text:style-name="T46">We look for a block in memory where our data can fit. </text:span></text:p>
      <text:p text:style-name="P5"><text:span text:style-name="T46">First-Fit:</text:span></text:p>
      <text:list text:style-name="L6">
        <text:list-item>
          <text:p text:style-name="P6"><text:span text:style-name="T46">We iterate our linked list until we find a block that has size equal or bigger than the size requested (we can store this data plus the allocation header) and remove it from the linked list.</text:span></text:p>
        </text:list-item>
      </text:list>
      <text:p text:style-name="P7"><text:span text:style-name="T46">Best-Fit:</text:span></text:p>
      <text:list text:style-name="L8">
        <text:list-item>
          <text:p text:style-name="P8"><text:span text:style-name="T46">We look for the free memory block of smallest size that can handle our data. This takes more time than first-fit, however, we reduce fragmentation.</text:span></text:p>
        </text:list-item>
      </text:list>
      <text:p text:style-name="P9"><draw:frame text:anchor-type="as-char" svg:width="120.23mm" svg:height="80.22mm" style:rel-width="scale" style:rel-height="scale"><draw:object-ole xlink:href="OleObj12"/><draw:image xlink:href="ObjectReplacements/OleObj12"/></draw:frame><text:span text:style-name="T46"/></text:p>
      <text:p text:style-name="P9"><text:span text:style-name="T46">Complexity: O(N) where N is the number of free blocks.</text:span></text:p>
      <text:p text:style-name="P9"><text:span text:style-name="T46"/></text:p>
      <text:p text:style-name="P9"><text:span text:style-name="T47">LINKED LIST FREE</text:span><text:span text:style-name="T48"/></text:p>
      <text:p text:style-name="P9"><text:span text:style-name="T48">We get information from the header of the chunk to deallocate. We then iterate the linked list to insert the free block in the sorted position (we merge any continous blocks, we only need to look at previous and next elements to see if we can merge). (We could instead use a sorted linked list for our free and allocated blocks, the complexity would be O(1) but the allocation complexity would be O(N) where N is the number of free and allocated blocks). We also see if we can merge our free memory blocks.</text:span></text:p>
      <text:p text:style-name="P9"><draw:frame text:anchor-type="as-char" svg:width="122.77mm" svg:height="85.51mm" style:rel-width="scale" style:rel-height="scale"><draw:object-ole xlink:href="OleObj13"/><draw:image xlink:href="ObjectReplacements/OleObj13"/></draw:frame><text:span text:style-name="T48"/></text:p>
      <text:p text:style-name="P9"><text:span text:style-name="T48">Complexity: O(N) where N is the number of free blocks.</text:span></text:p>
      <text:p text:style-name="P9"><text:span text:style-name="T48"/></text:p>
      <text:p text:style-name="P9"><text:span text:style-name="T49">ANALYSIS</text:span><text:span text:style-name="T50"/></text:p>
      <text:p text:style-name="P9"><text:span text:style-name="T50">...</text:span></text:p>
      <text:p text:style-name="P9"><text:span text:style-name="T50"/></text:p>
      <text:p text:style-name="P9"><text:span text:style-name="T51">SUMMARY</text:span></text:p>
      <text:p text:style-name="P9"><text:span text:style-name="T52">Linear Allocator</text:span></text:p>
      <text:list text:style-name="L10">
        <text:list-item>
          <text:p text:style-name="P10"><text:span text:style-name="T52">For when data does not follow any specific structure and when all data can be freed after a certain amount of time.</text:span></text:p>
        </text:list-item>
      </text:list>
      <text:p text:style-name="P11"><text:span text:style-name="T52">Stack Allocator</text:span></text:p>
      <text:list text:style-name="L12">
        <text:list-item>
          <text:p text:style-name="P12"><text:span text:style-name="T52">Same as linear but allows for freeing of individual elements in a LIFO way.</text:span></text:p>
        </text:list-item>
      </text:list>
      <text:p text:style-name="P13"><text:span text:style-name="T52">Pool Allocator</text:span></text:p>
      <text:list text:style-name="L14">
        <text:list-item>
          <text:p text:style-name="P14"><text:span text:style-name="T52">For structured data where elements have same size. </text:span></text:p>
        </text:list-item>
      </text:list>
      <text:p text:style-name="P15"><text:span text:style-name="T52">Free List Allocator</text:span></text:p>
      <text:list text:style-name="L16">
        <text:list-item>
          <text:p text:style-name="P16"><text:span text:style-name="T52">Allows flexibility in terms of allocating and freeing elements. This flexibility makes it worse in terms of performance than the other allocators.</text:span></text:p>
        </text:list-item>
      </text:list>
      <text:p text:style-name="P17"><text:span text:style-name="T52"/></text:p>
      <text:p text:style-name="P17"><text:span text:style-name="T52"/></text:p>
      <text:p text:style-name="P17"><text:span text:style-name="T52"><text:s/></text:span></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7"><text:span text:style-name="T52"/></text:p>
      <text:p text:style-name="P18"><text:span text:style-name="T52"/></text:p>
      <text:p text:style-name="P18"><text:span text:style-name="T52"/></text:p>
      <text:p text:style-name="P18"><text:span text:style-name="T52"/></text:p>
      <text:p text:style-name="P18"><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